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5"/>
      <style:map style:condition="cell-content()=&quot;serve&quot;" style:apply-style-name="Good" style:base-cell-address="Sheet1.B5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Milk,sugar, custard p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47">
          <table:table-cell/>
          <table:table-cell table:style-name="ce9"/>
          <table:table-cell table:number-columns-repeated="3"/>
        </table:table-row>
        <table:table-row table:style-name="ro1" table:number-rows-repeated="104756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6:Sheet1.B1006 Sheet1.B1:Sheet1.B4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5:Sheet1.B5">
            <calcext:condition calcext:apply-style-name="Result" calcext:value="begins-with(&quot;Add&quot;)" calcext:base-cell-address="Sheet1.B5"/>
            <calcext:condition calcext:apply-style-name="Accent 2" calcext:value="begins-with(&quot;//&quot;)" calcext:base-cell-address="Sheet1.B5"/>
            <calcext:condition calcext:apply-style-name="Result" calcext:value="=&quot;Steam&quot;" calcext:base-cell-address="Sheet1.B5"/>
            <calcext:condition calcext:apply-style-name="Result" calcext:value="contains-text(&quot;fry&quot;)" calcext:base-cell-address="Sheet1.B5"/>
            <calcext:condition calcext:apply-style-name="Result" calcext:value="contains-text(&quot;cook&quot;)" calcext:base-cell-address="Sheet1.B5"/>
            <calcext:condition calcext:apply-style-name="Good" calcext:value="=&quot;serve&quot;" calcext:base-cell-address="Sheet1.B5"/>
            <calcext:condition calcext:apply-style-name="Bad" calcext:value="contains-text(&quot;repeat&quot;)" calcext:base-cell-address="Sheet1.B5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39:.$D$39"/>
        <table:named-range table:name="Korean_Soy_Eggs" table:base-cell-address="$Sheet1.$B$51" table:cell-range-address="$Sheet1.$B$51:.$D$51"/>
        <table:named-range table:name="momos" table:base-cell-address="$Sheet1.$A$10" table:cell-range-address="$Sheet1.$B$12:.$D$12"/>
        <table:named-range table:name="momoss" table:base-cell-address="$Sheet1.$F$3" table:cell-range-address="$Sheet1.$B$12"/>
        <table:named-range table:name="steamed_eggs" table:base-cell-address="$Sheet1.$B$29" table:cell-range-address="$Sheet1.$B$29:.$D$29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21:38:59.641606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3-16T21:42:19.794878014</dc:date>
    <meta:editing-duration>PT4H57M27S</meta:editing-duration>
    <meta:editing-cycles>80</meta:editing-cycles>
    <meta:document-statistic meta:table-count="2" meta:cell-count="12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